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279cm" fo:margin-left="-0.199cm" fo:margin-top="0cm" fo:margin-bottom="0cm" table:align="left" style:writing-mode="lr-tb"/>
    </style:style>
    <style:style style:name="Table1.A" style:family="table-column">
      <style:table-column-properties style:column-width="4.436cm"/>
    </style:style>
    <style:style style:name="Table1.B" style:family="table-column">
      <style:table-column-properties style:column-width="6.668cm"/>
    </style:style>
    <style:style style:name="Table1.C" style:family="table-column">
      <style:table-column-properties style:column-width="3.175cm"/>
    </style:style>
    <style:style style:name="Table1.1" style:family="table-row">
      <style:table-row-properties fo:keep-together="auto"/>
    </style:style>
    <style:style style:name="Table1.A1" style:family="table-cell">
      <style:table-cell-properties fo:background-color="#e7e6e6" fo:padding-left="0.199cm" fo:padding-right="0.191cm" fo:padding-top="0cm" fo:padding-bottom="0cm" fo:border="0.5pt solid #00000a">
        <style:background-image/>
      </style:table-cell-properties>
    </style:style>
    <style:style style:name="Table1.A9" style:family="table-cell">
      <style:table-cell-properties fo:background-color="#e7e6e6" fo:padding-left="0.199cm" fo:padding-right="0.191cm" fo:padding-top="0cm" fo:padding-bottom="0cm" fo:border-left="0.5pt solid #00000a" fo:border-right="none" fo:border-top="0.5pt solid #00000a" fo:border-bottom="0.5pt solid #00000a">
        <style:background-image/>
      </style:table-cell-properties>
    </style:style>
    <style:style style:name="Table1.B9" style:family="table-cell">
      <style:table-cell-properties fo:background-color="#e7e6e6" fo:padding-left="0.199cm" fo:padding-right="0.191cm" fo:padding-top="0cm" fo:padding-bottom="0cm" fo:border-left="none" fo:border-right="0.5pt solid #00000a" fo:border-top="0.5pt solid #00000a" fo:border-bottom="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200%"/>
      <style:text-properties style:font-name="Times New Roman" fo:font-size="12pt" style:font-size-asian="12pt" style:font-name-complex="Times New Roman1" style:font-size-complex="12pt"/>
    </style:style>
    <style:style style:name="P3" style:family="paragraph" style:parent-style-name="Standard">
      <style:paragraph-properties fo:line-height="200%"/>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line-height="200%"/>
    </style:style>
    <style:style style:name="P5" style:family="paragraph" style:parent-style-name="Standard">
      <style:paragraph-properties fo:margin-top="0cm" fo:margin-bottom="0cm" loext:contextual-spacing="false" fo:line-height="200%"/>
    </style:style>
    <style:style style:name="P6" style:family="paragraph" style:parent-style-name="Standard">
      <style:paragraph-properties fo:margin-top="0cm" fo:margin-bottom="0cm" loext:contextual-spacing="false" fo:line-height="200%"/>
      <style:text-properties officeooo:paragraph-rsid="000344f5"/>
    </style:style>
    <style:style style:name="P7" style:family="paragraph" style:parent-style-name="Standard">
      <style:paragraph-properties fo:margin-top="0cm" fo:margin-bottom="0cm" loext:contextual-spacing="false" fo:line-height="20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cm" fo:margin-bottom="0cm" loext:contextual-spacing="false" fo:line-height="100%" fo:text-align="center" style:justify-single-word="false"/>
      <style:text-properties style:font-name="Times New Roman" fo:font-size="12pt" style:font-size-asian="12pt" style:font-name-complex="Times New Roman1" style:font-size-complex="12pt"/>
    </style:style>
    <style:style style:name="P9" style:family="paragraph" style:parent-style-name="Standard">
      <style:paragraph-properties fo:margin-top="0cm" fo:margin-bottom="0cm" loext:contextual-spacing="false" fo:line-height="200%" fo:text-align="center" style:justify-single-word="false"/>
      <style:text-properties fo:color="#000000" style:font-name="Times New Roman" fo:font-size="12pt" style:font-size-asian="12pt" style:font-name-complex="Times New Roman1" style:font-size-complex="12pt"/>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Standard">
      <style:paragraph-properties fo:margin-top="0cm" fo:margin-bottom="0cm" loext:contextual-spacing="false" fo:line-height="200%"/>
      <style:text-properties officeooo:rsid="000344f5" officeooo:paragraph-rsid="000344f5"/>
    </style:style>
    <style:style style:name="P12" style:family="paragraph" style:parent-style-name="Standard">
      <style:paragraph-properties fo:margin-left="0cm" fo:margin-right="0cm" fo:line-height="200%" fo:text-indent="1.27cm" style:auto-text-indent="false"/>
    </style:style>
    <style:style style:name="P13" style:family="paragraph" style:parent-style-name="Standard">
      <style:paragraph-properties fo:margin-left="0cm" fo:margin-right="0cm" fo:line-height="200%" fo:text-indent="0cm" style:auto-text-indent="false"/>
      <style:text-properties officeooo:paragraph-rsid="000151f3"/>
    </style:style>
    <style:style style:name="P14" style:family="paragraph" style:parent-style-name="Heading_20_1">
      <style:paragraph-properties fo:break-before="page"/>
    </style:style>
    <style:style style:name="P15" style:family="paragraph" style:parent-style-name="Standard">
      <style:paragraph-properties fo:margin-top="0cm" fo:margin-bottom="0cm" loext:contextual-spacing="false" fo:line-height="200%"/>
      <style:text-properties style:font-name="Times New Roman" fo:font-size="12pt" style:font-size-asian="12pt" style:font-name-complex="Times New Roman1" style:font-size-complex="12pt"/>
    </style:style>
    <style:style style:name="P16" style:family="paragraph" style:parent-style-name="Standard">
      <style:paragraph-properties fo:margin-top="0cm" fo:margin-bottom="0cm" loext:contextual-spacing="false" fo:line-height="100%" fo:text-align="center" style:justify-single-word="false"/>
      <style:text-properties style:font-name="Times New Roman" fo:font-size="12pt" style:font-size-asian="12pt" style:font-name-complex="Times New Roman1" style:font-size-complex="12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2pt" fo:background-color="#ffff00" style:font-size-asian="12pt" style:font-name-complex="Times New Roman1" style:font-size-complex="12pt"/>
    </style:style>
    <style:style style:name="P18" style:family="paragraph" style:parent-style-name="Standard">
      <style:paragraph-properties fo:line-height="200%"/>
      <style:text-properties style:font-name="Times New Roman" fo:font-size="12pt" fo:font-weight="bold" style:font-size-asian="12pt" style:font-weight-asian="bold" style:font-name-complex="Times New Roman1" style:font-size-complex="12pt"/>
    </style:style>
    <style:style style:name="P19" style:family="paragraph" style:parent-style-name="Standard">
      <style:paragraph-properties fo:line-height="200%"/>
      <style:text-properties style:font-name="Times New Roman" fo:font-size="12pt" fo:font-style="italic" fo:font-weight="bold" style:font-size-asian="12pt" style:font-style-asian="italic" style:font-weight-asian="bold" style:font-name-complex="Times New Roman1" style:font-size-complex="12pt"/>
    </style:style>
    <style:style style:name="P20" style:family="paragraph" style:parent-style-name="Standard">
      <style:paragraph-properties fo:line-height="200%"/>
      <style:text-properties style:font-name="Times New Roman" fo:font-size="12pt" style:font-size-asian="12pt" style:font-name-complex="Times New Roman1" style:font-size-complex="12pt"/>
    </style:style>
    <style:style style:name="P21" style:family="paragraph" style:parent-style-name="Standard">
      <style:paragraph-properties fo:line-height="200%"/>
      <style:text-properties style:font-name="Times New Roman" fo:font-size="12pt" officeooo:paragraph-rsid="000e8a59" style:font-size-asian="12pt" style:font-name-complex="Times New Roman1" style:font-size-complex="12pt"/>
    </style:style>
    <style:style style:name="P22" style:family="paragraph" style:parent-style-name="Standard">
      <style:paragraph-properties fo:line-height="200%"/>
      <style:text-properties officeooo:paragraph-rsid="000b4fe2"/>
    </style:style>
    <style:style style:name="P23" style:family="paragraph" style:parent-style-name="Standard">
      <style:paragraph-properties fo:line-height="200%"/>
      <style:text-properties officeooo:paragraph-rsid="000d7d97"/>
    </style:style>
    <style:style style:name="P24" style:family="paragraph" style:parent-style-name="Standard">
      <style:paragraph-properties fo:line-height="200%" fo:text-align="center" style:justify-single-word="false" fo:break-before="page"/>
      <style:text-properties style:font-name="Times New Roman" fo:font-size="12pt" style:font-size-asian="12pt" style:font-name-complex="Times New Roman1" style:font-size-complex="12pt"/>
    </style:style>
    <style:style style:name="P25" style:family="paragraph" style:parent-style-name="Title" style:master-page-name="Standard">
      <style:paragraph-properties style:page-number="auto"/>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151f3" style:font-size-asian="12pt" style:font-name-complex="Times New Roman1" style:font-size-complex="12pt"/>
    </style:style>
    <style:style style:name="T3" style:family="text">
      <style:text-properties style:font-name="Times New Roman" fo:font-size="12pt" officeooo:rsid="000344f5" style:font-size-asian="12pt" style:font-name-complex="Times New Roman1" style:font-size-complex="12pt"/>
    </style:style>
    <style:style style:name="T4" style:family="text">
      <style:text-properties style:font-name="Times New Roman" fo:font-size="12pt" officeooo:rsid="000532cd" style:font-size-asian="12pt" style:font-name-complex="Times New Roman1" style:font-size-complex="12pt"/>
    </style:style>
    <style:style style:name="T5" style:family="text">
      <style:text-properties style:font-name="Times New Roman" fo:font-size="12pt" officeooo:rsid="00070fe5" style:font-size-asian="12pt" style:font-name-complex="Times New Roman1" style:font-size-complex="12pt"/>
    </style:style>
    <style:style style:name="T6" style:family="text">
      <style:text-properties style:font-name="Times New Roman" fo:font-size="12pt" officeooo:rsid="000a5e55" style:font-size-asian="12pt" style:font-name-complex="Times New Roman1" style:font-size-complex="12pt"/>
    </style:style>
    <style:style style:name="T7" style:family="text">
      <style:text-properties style:font-name="Times New Roman" fo:font-size="12pt" officeooo:rsid="000a74b1" style:font-size-asian="12pt" style:font-name-complex="Times New Roman1" style:font-size-complex="12pt"/>
    </style:style>
    <style:style style:name="T8" style:family="text">
      <style:text-properties style:font-name="Times New Roman" fo:font-size="12pt" officeooo:rsid="000b4fe2" style:font-size-asian="12pt" style:font-name-complex="Times New Roman1" style:font-size-complex="12pt"/>
    </style:style>
    <style:style style:name="T9" style:family="text">
      <style:text-properties style:font-name="Times New Roman" fo:font-size="12pt" officeooo:rsid="000c6ce9" style:font-size-asian="12pt" style:font-name-complex="Times New Roman1" style:font-size-complex="12pt"/>
    </style:style>
    <style:style style:name="T10" style:family="text">
      <style:text-properties style:font-name="Times New Roman" fo:font-size="12pt" officeooo:rsid="000d7d97" style:font-size-asian="12pt" style:font-name-complex="Times New Roman1" style:font-size-complex="12pt"/>
    </style:style>
    <style:style style:name="T11" style:family="text">
      <style:text-properties style:font-name="Times New Roman" fo:font-size="12pt" fo:background-color="#ffff00" loext:char-shading-value="0" style:font-size-asian="12pt" style:font-name-complex="Times New Roman1" style:font-size-complex="12pt"/>
    </style:style>
    <style:style style:name="T12" style:family="text">
      <style:text-properties style:text-position="super 58%" style:font-name="Times New Roman" fo:font-size="12pt" style:font-size-asian="12pt" style:font-name-complex="Times New Roman1" style:font-size-complex="12pt"/>
    </style:style>
    <style:style style:name="T13" style:family="text">
      <style:text-properties style:text-position="super 58%" style:font-name="Times New Roman" fo:font-size="12pt" officeooo:rsid="000046d1" style:font-size-asian="12pt" style:font-name-complex="Times New Roman1" style:font-size-complex="12pt"/>
    </style:style>
    <style:style style:name="T14" style:family="text">
      <style:text-properties style:text-position="super 58%" style:font-name="Times New Roman" fo:font-size="12pt" officeooo:rsid="000151f3" style:font-size-asian="12pt" style:font-name-complex="Times New Roman1" style:font-size-complex="12pt"/>
    </style:style>
    <style:style style:name="T15" style:family="text">
      <style:text-properties style:text-position="super 58%" style:font-name="Times New Roman" fo:font-size="12pt" officeooo:rsid="000344f5" style:font-size-asian="12pt" style:font-name-complex="Times New Roman1" style:font-size-complex="12pt"/>
    </style:style>
    <style:style style:name="T16" style:family="text">
      <style:text-properties style:font-name="Calibri"/>
    </style:style>
    <style:style style:name="T17" style:family="text">
      <style:text-properties style:font-name="Calibri" fo:font-style="italic" style:font-style-asian="italic" style:font-style-complex="italic"/>
    </style:style>
    <style:style style:name="T18" style:family="text">
      <style:text-properties style:font-name="Calibri" fo:font-weight="bold" style:font-weight-asian="bold" style:font-weight-complex="bold"/>
    </style:style>
    <style:style style:name="T19" style:family="text">
      <style:text-properties style:text-position="0% 100%" style:font-name="Times New Roman" fo:font-size="12pt" officeooo:rsid="000344f5" style:font-size-asian="12pt" style:font-name-complex="Times New Roman1" style:font-size-complex="12pt"/>
    </style:style>
    <style:style style:name="T20" style:family="text">
      <style:text-properties officeooo:rsid="000516d4"/>
    </style:style>
    <style:style style:name="T21" style:family="text">
      <style:text-properties officeooo:rsid="000d7d97"/>
    </style:style>
    <style:style style:name="T22" style:family="text">
      <style:text-properties officeooo:rsid="000e8a59"/>
    </style:style>
    <style:style style:name="T23" style:family="text">
      <style:text-properties fo:font-weight="bold" style:font-weight-asian="bold"/>
    </style:style>
    <style:style style:name="T2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Validation of an effective, low cost, <text:span text:style-name="T20">Free/</text:span>open access 3D-printed stethoscope</text:p>
      <text:p text:style-name="P7"/>
      <text:p text:style-name="P9"/>
      <text:p text:style-name="P5"><text:span text:style-name="T1">Alexander Pavlosky</text:span><text:span text:style-name="T12">1</text:span><text:span text:style-name="T1">, </text:span><text:span text:style-name="T2">Jennifer Glauche, Spencer Chambers</text:span><text:span text:style-name="T13">1</text:span><text:span text:style-name="T2">, </text:span><text:span text:style-name="T6">Mahmoud Al-Alawi, </text:span><text:span text:style-name="T2">Kliment Yanev, </text:span><text:span text:style-name="T1">Tarek Loubani</text:span><text:span text:style-name="T12">1,2,</text:span><text:span text:style-name="T15">3,4</text:span><text:span text:style-name="T12">*</text:span></text:p>
      <text:p text:style-name="P15"/>
      <text:p text:style-name="P6"><text:span text:style-name="T12">1 </text:span><text:span text:style-name="T19">Faculty of Medicine</text:span><text:span text:style-name="T1">, University of Western Ontario, London, Ontario, Canada.</text:span></text:p>
      <text:p text:style-name="P6"><text:span text:style-name="T14">2 </text:span><text:span text:style-name="T2">Division</text:span><text:span text:style-name="T1"> of Emergency Medicine, </text:span><text:span text:style-name="T3">Department of Medicine, </text:span><text:span text:style-name="T1">University of Western Ontario, London, Ontario, Canada.</text:span></text:p>
      <text:p text:style-name="P11"><text:span text:style-name="T12">3</text:span><text:span text:style-name="T1"> Division of Emergency Medicine, London Health Sciences Centre, London, Ontario, Canada</text:span></text:p>
      <text:p text:style-name="P11"><text:span text:style-name="T12">4</text:span><text:span text:style-name="T1"> Division of Emergency Medicine, Al-Shifa Hospital, Gaza</text:span></text:p>
      <text:p text:style-name="P14">Abstract</text:p>
      <text:p text:style-name="P4"><text:span text:style-name="T1">The modern acoustic stethoscope is a powerful tool that clinicians use to detect subtle, pathological changes in cardiac, pulmonary and vascular sounds. Currently, brand-name stethoscopes such as the Littmann Cardiology III are expensive clinical tools and are widely regarded as the gold standard despite limited innovations in design or fabrication in recent decades. Consequently, the high cost of these models serves as a barrier to clinicians practicing in </text:span><text:span text:style-name="T2">low- and middle-income countries</text:span><text:span text:style-name="T1">. In this publication, we describe the design and validation of a low-cost open-access </text:span><text:span text:style-name="T2">(Free/Libre)</text:span><text:span text:style-name="T1"> 3D-printed stethoscope which is comparable to the Littmann Cardiology III for use in low-access clinics.</text:span></text:p>
      <text:p text:style-name="P14">Introduction</text:p>
      <text:p text:style-name="P13"><text:span text:style-name="T1">Since its introduction in 1819, the acoustic stethoscope has been an integral part of clinical medicine and a powerful diagnostic tool in the hands of an astute clinician. Despite the lack of radical innovations in structure or design over recent decades, modern stethoscopes can be an expensive part of the physician’s armamentarium, often costing several hundred US dollars. The high cost of modern stethoscopes remains a significant barrier to physicians practicing in some developing countries, where few affordable </text:span><text:span text:style-name="T4">high-quality </text:span><text:span text:style-name="T1">options exist. Traditionally, the selection of a stethoscope often does not involve the acoustic properties of the model</text:span><field:fieldmark-start text:name="__Fieldmark__98_1943718987" field:type="ADDIN ZOTERO_ITEM CSL_CITATION {&quot;citationID&quot;:&quot;2381g77uek&quot;,&quot;properties&quot;:{&quot;formattedCitation&quot;:&quot;{\\rtf \\super 1\\nosupersub{}}&quot;,&quot;plainCitation&quot;:&quot;1&quot;},&quot;citationItems&quot;:[{&quot;id&quot;:807,&quot;uris&quot;:[&quot;http://zotero.org/users/3172790/items/CQFFQWDP&quot;],&quot;uri&quot;:[&quot;http://zotero.org/users/3172790/items/CQFFQWDP&quot;],&quot;itemData&quot;:{&quot;id&quot;:807,&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text:span text:style-name="T12">1</text:span><field:fieldmark-end/><text:span text:style-name="T1"> with most users selecting an expensive brand-name stethoscopes such at the Littmann Cardiology III – a model that is widely regarded as the field’s gold standard. However, previous studies which have compared stethoscope brands have concluded that cost does not correlate with better diaphragm sound quality at relevant frequencies, compared with lower-cost alternatives</text:span><field:fieldmark-start text:name="__Fieldmark__105_1943718987" field:type="ADDIN ZOTERO_ITEM CSL_CITATION {&quot;citationID&quot;:&quot;Lx88OCFk&quot;,&quot;properties&quot;:{&quot;formattedCitation&quot;:&quot;{\\rtf \\super 2,3\\nosupersub{}}&quot;,&quot;plainCitation&quot;:&quot;2,3&quot;},&quot;citationItems&quot;:[{&quot;id&quot;:808,&quot;uris&quot;:[&quot;http://zotero.org/users/3172790/items/GX6PSI5A&quot;],&quot;uri&quot;:[&quot;http://zotero.org/users/3172790/items/GX6PSI5A&quot;],&quot;itemData&quot;:{&quot;id&quot;:808,&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809,&quot;uris&quot;:[&quot;http://zotero.org/users/3172790/items/3FVDZUI8&quot;],&quot;uri&quot;:[&quot;http://zotero.org/users/3172790/items/3FVDZUI8&quot;],&quot;itemData&quot;:{&quot;id&quot;:809,&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text:span text:style-name="T12">2,3</text:span><field:fieldmark-end/><text:span text:style-name="T1">. </text:span></text:p>
      <text:p text:style-name="P13"><text:span text:style-name="T1">Numerous groups have previously attempted to standardize methods to determine the efficacy of acoustic stethoscope models</text:span><field:fieldmark-start text:name="__Fieldmark__116_1943718987" field:type="ADDIN ZOTERO_ITEM CSL_CITATION {&quot;citationID&quot;:&quot;1fnfvflfoh&quot;,&quot;properties&quot;:{&quot;formattedCitation&quot;:&quot;{\\rtf \\super 1,4\\uc0\\u8211{}8\\nosupersub{}}&quot;,&quot;plainCitation&quot;:&quot;1,4–8&quot;},&quot;citationItems&quot;:[{&quot;id&quot;:807,&quot;uris&quot;:[&quot;http://zotero.org/users/3172790/items/CQFFQWDP&quot;],&quot;uri&quot;:[&quot;http://zotero.org/users/3172790/items/CQFFQWDP&quot;],&quot;itemData&quot;:{&quot;id&quot;:807,&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id&quot;:810,&quot;uris&quot;:[&quot;http://zotero.org/users/3172790/items/RI82TKBW&quot;],&quot;uri&quot;:[&quot;http://zotero.org/users/3172790/items/RI82TKBW&quot;],&quot;itemData&quot;:{&quot;id&quot;:810,&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11,&quot;uris&quot;:[&quot;http://zotero.org/users/3172790/items/IR27VAZ8&quot;],&quot;uri&quot;:[&quot;http://zotero.org/users/3172790/items/IR27VAZ8&quot;],&quot;itemData&quot;:{&quot;id&quot;:811,&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12,&quot;uris&quot;:[&quot;http://zotero.org/users/3172790/items/G76UHV9X&quot;],&quot;uri&quot;:[&quot;http://zotero.org/users/3172790/items/G76UHV9X&quot;],&quot;itemData&quot;:{&quot;id&quot;:812,&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813,&quot;uris&quot;:[&quot;http://zotero.org/users/3172790/items/P9GUPN85&quot;],&quot;uri&quot;:[&quot;http://zotero.org/users/3172790/items/P9GUPN85&quot;],&quot;itemData&quot;:{&quot;id&quot;:813,&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14,&quot;uris&quot;:[&quot;http://zotero.org/users/3172790/items/4B7UVR9K&quot;],&quot;uri&quot;:[&quot;http://zotero.org/users/3172790/items/4B7UVR9K&quot;],&quot;itemData&quot;:{&quot;id&quot;:814,&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schema&quot;:&quot;https://github.com/citation-style-language/schema/raw/master/csl-citation.json&quot;}"/><text:span text:style-name="T12">1,4–8</text:span><field:fieldmark-end/><text:span text:style-name="T1">, but currently no accepted standardized modality exists. Consequently, the performance of any acoustic stethoscope is little more than the manufacturer’s claim or the subjective opinion of the user. Some groups have attempted to objectively compare acoustic stethoscope models and currently two competing methods of measuring frequency response exist. The first method uses air coupling to transmit frequencies</text:span><field:fieldmark-start text:name="__Fieldmark__123_1943718987" field:type="ADDIN ZOTERO_ITEM CSL_CITATION {&quot;citationID&quot;:&quot;176f6kibk2&quot;,&quot;properties&quot;:{&quot;formattedCitation&quot;:&quot;{\\rtf \\super 2,6\\nosupersub{}}&quot;,&quot;plainCitation&quot;:&quot;2,6&quot;},&quot;citationItems&quot;:[{&quot;id&quot;:808,&quot;uris&quot;:[&quot;http://zotero.org/users/3172790/items/GX6PSI5A&quot;],&quot;uri&quot;:[&quot;http://zotero.org/users/3172790/items/GX6PSI5A&quot;],&quot;itemData&quot;:{&quot;id&quot;:808,&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812,&quot;uris&quot;:[&quot;http://zotero.org/users/3172790/items/G76UHV9X&quot;],&quot;uri&quot;:[&quot;http://zotero.org/users/3172790/items/G76UHV9X&quot;],&quot;itemData&quot;:{&quot;id&quot;:812,&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schema&quot;:&quot;https://github.com/citation-style-language/schema/raw/master/csl-citation.json&quot;}"/><text:span text:style-name="T12">2,6</text:span><field:fieldmark-end/><text:span text:style-name="T1"> while the other uses a phantom to simulate vibrations of the chest wall</text:span><field:fieldmark-start text:name="__Fieldmark__130_1943718987" field:type="ADDIN ZOTERO_ITEM CSL_CITATION {&quot;citationID&quot;:&quot;1fd4f83gtm&quot;,&quot;properties&quot;:{&quot;formattedCitation&quot;:&quot;{\\rtf \\super 7,9,10\\nosupersub{}}&quot;,&quot;plainCitation&quot;:&quot;7,9,10&quot;},&quot;citationItems&quot;:[{&quot;id&quot;:813,&quot;uris&quot;:[&quot;http://zotero.org/users/3172790/items/P9GUPN85&quot;],&quot;uri&quot;:[&quot;http://zotero.org/users/3172790/items/P9GUPN85&quot;],&quot;itemData&quot;:{&quot;id&quot;:813,&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15,&quot;uris&quot;:[&quot;http://zotero.org/users/3172790/items/VUDEB6VX&quot;],&quot;uri&quot;:[&quot;http://zotero.org/users/3172790/items/VUDEB6VX&quot;],&quot;itemData&quot;:{&quot;id&quot;:815,&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816,&quot;uris&quot;:[&quot;http://zotero.org/users/3172790/items/P58E74SX&quot;],&quot;uri&quot;:[&quot;http://zotero.org/users/3172790/items/P58E74SX&quot;],&quot;itemData&quot;:{&quot;id&quot;:816,&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text:span text:style-name="T12">7,9,10</text:span><field:fieldmark-end/><text:span text:style-name="T1">. These methods allow investigators to quantitatively compare the sensitivity of a stethoscope model compared with another.</text:span></text:p>
      <text:p text:style-name="P12"><text:span text:style-name="T1">In this </text:span><text:span text:style-name="T4">article</text:span><text:span text:style-name="T1">, we describe the construction and validation of a low cost, </text:span><text:span text:style-name="T4">Free/</text:span><text:span text:style-name="T1">open access 3D printed acoustic stethoscope - referred to here as the ‘Glia model’. The aim of the project is to </text:span><text:soft-page-break/><text:span text:style-name="T1">give low budget health care systems affordable access to an effective stethoscope for a cost under $5 USD. To achieve this, we </text:span><text:span text:style-name="T5">utilized</text:span><text:span text:style-name="T1"> 3D printing, a technology which is advancing rapidly and becoming increasingly inexpensive. The flexibility of 3D printing technology also allows users to augment our design to fit their own needs. We also attempt to make our validation methods accessible and low cost, allowing others to validate our design independently with ease. </text:span></text:p>
      <text:p text:style-name="P3"/>
      <text:p text:style-name="Heading_20_1">Methods</text:p>
      <text:p text:style-name="Heading_20_2">Stethoscope design</text:p>
      <text:p text:style-name="P22"><text:span text:style-name="T1">Design of the Glia model 3D printed stethoscopes </text:span><text:span text:style-name="T5">was done using Free/Open Source Software (FOSS) </text:span><text:span text:style-name="T6">so as to keep costs low and allow others easy access to examine and modify code</text:span><text:span text:style-name="T5">. CrystalSCAD was used to create digital model</text:span><text:span text:style-name="T8">s</text:span><text:span text:style-name="T5"> of the stethoscope</text:span><text:span text:style-name="T1"> head, </text:span><text:span text:style-name="T5">two ear tubes and </text:span><text:span text:style-name="T8">an </text:span><text:span text:style-name="T5">ear plug mold. OpenSCAD was used to </text:span><text:span text:style-name="T8">create digital </text:span><text:span text:style-name="T5">model</text:span><text:span text:style-name="T8">s</text:span><text:span text:style-name="T5"> </text:span><text:span text:style-name="T8">of </text:span><text:span text:style-name="T6">the </text:span><text:span text:style-name="T1">Y-piece, </text:span><text:span text:style-name="T7">stethoscope ring and spring </text:span><text:span text:style-name="T1">(Figure 1A). </text:span><text:span text:style-name="T7">O</text:span><text:span text:style-name="T1">ther accessory hardware </text:span><text:span text:style-name="T7">is required, such</text:span><text:span text:style-name="T1"> as the plastic diaphragm, tubing, ear plugs </text:span><text:span text:style-name="T7">(optional if the mold is not used)</text:span><text:span text:style-name="T1"> and steel spring (</text:span><text:span text:style-name="T7">optional if the printed spring is not desired)</text:span><text:span text:style-name="T1">. </text:span><text:span text:style-name="T7">These can be found in Table 1.</text:span></text:p>
      <text:p text:style-name="P22"><text:span text:style-name="T1"><office:annotation office:name="__Annotation__687_1943718987"><dc:creator>Tarek Loubani</dc:creator><dc:date>2016-07-06T05:11:11.132258911</dc:date><loext:sender-initials>TL</loext:sender-initials><text:p text:style-name="P26"><text:span text:style-name="T24">I suspect these have to be re-measured since they seem off. Perhaps a cad drawing with the measurements would help here, or an annotated photo.</text:span></text:p></office:annotation></text:span><text:span text:style-name="T1">The stethoscope head measures 44.30mm x 62.45mm x 17.80mm in computer aided design (CAD) programs with a 3mm or 6mm channel exiting the head. The Y piece area measures 70.89mm x 29.94mm x 9.00mm and the ear tube area measures 170.79mm x 83.62mm x 5.80mm in CAD</text:span><office:annotation-end office:name="__Annotation__687_1943718987"/><text:span text:style-name="T1">.</text:span></text:p>
      <text:p text:style-name="Heading_20_2">Stethoscope printing and assembly</text:p>
      <text:p text:style-name="P23"><text:span text:style-name="T1">Each part was printed </text:span><text:span text:style-name="T9">on a commodity 3D printer using </text:span><text:span text:style-name="T1">acrylonitrile butadiene styrene (ABS) with either 15% or 100% infill as indicated and 0.2mm layer height. A </text:span><text:span text:style-name="T11">[length]</text:span><text:span text:style-name="T1">cm silicone 12mm </text:span><text:soft-page-break/><text:span text:style-name="T1">outer diameter (OD), 8mm inner diameter (ID) tube was attached between the stethoscope head and the larger bore of the Y piece. Two </text:span><text:span text:style-name="T11">[length]</text:span><text:span text:style-name="T1">cm </text:span><text:span text:style-name="T7">silicone</text:span><text:span text:style-name="T1"> 6mm OD, 4mm ID tubes were attached between the smaller bore of the Y piece and the ear tubes. A diaphragm was cut from a </text:span><text:span text:style-name="T7">Staples brand PVC report cover (Swing-lock report cover, clear with black spine; UPC 718103160223)</text:span><text:span text:style-name="T1"> </text:span><text:span text:style-name="T10">by turning a sharp caliper and creating a circular diaphgram with a 40mm diameter. This diaphragm was </text:span><text:span text:style-name="T1">attached to the stethoscope head with a </text:span><text:span text:style-name="T10">slotted </text:span><text:span text:style-name="T1">rubber O-ring. </text:span><text:span text:style-name="T10">However, in more recent models and due to difficulty finding such O-rings, we have replaced the <text:s/>O-ring with a printed ring.</text:span><text:span text:style-name="T1"> </text:span><text:span text:style-name="T10">S</text:span><text:span text:style-name="T1">pring steel was cut and crimped to form the ear tube spring. </text:span><text:span text:style-name="T10">In more recent models, due to difficulty manipulating and acquiring spring steel, we have used a printed truss that has some spring properties.</text:span></text:p>
      <text:p text:style-name="P23"><text:span text:style-name="T1">Silicone was added to the ear plug molds (Figure 1B) as per manufacturer specifications and silicone ear plugs were attached to the ear tubes. The final construction can be seen in Figure 1C.</text:span></text:p>
      <text:p text:style-name="P19">Acoustic transfer</text:p>
      <text:p text:style-name="P4"><text:span text:style-name="T1">The frequency response of Glia model stethoscopes, compared with the Littmann Cardiology III, was determined using an experimental setup modelled from a phantom-based frequency response setup previously described</text:span><field:fieldmark-start text:name="__Fieldmark__197_1943718987" field:type="ADDIN ZOTERO_ITEM CSL_CITATION {&quot;citationID&quot;:&quot;275369jf9q&quot;,&quot;properties&quot;:{&quot;formattedCitation&quot;:&quot;{\\rtf \\super 7\\nosupersub{}}&quot;,&quot;plainCitation&quot;:&quot;7&quot;},&quot;citationItems&quot;:[{&quot;id&quot;:813,&quot;uris&quot;:[&quot;http://zotero.org/users/3172790/items/P9GUPN85&quot;],&quot;uri&quot;:[&quot;http://zotero.org/users/3172790/items/P9GUPN85&quot;],&quot;itemData&quot;:{&quot;id&quot;:813,&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text:span text:style-name="T12">7</text:span><field:fieldmark-end/><text:span text:style-name="T1">. A latex balloon filled with 2L (2000g) of water was used as a phantom and each stethoscope was applied to the surface by hand. Phantom excitations were supplied by an external vibrating speaker at 86 Hz intervals between 0 and 5000 Hz (white noise) for 15 seconds. Three iterations of the Glia stethoscopes with variations in the output channel size and infill percentage were tested against the Littman Cardiology III. The output of each stethoscope was recorded by microphone for spectral analysis. The simplicity of this design was intended to allow other users to validate our design independently.</text:span></text:p>
      <text:p text:style-name="P3"><text:soft-page-break/></text:p>
      <text:p text:style-name="P3">Results</text:p>
      <text:p text:style-name="P4"><text:span text:style-name="T1"><text:tab/>After many iterations, we successfully designed a working stethoscope, known as the Glia model (Figure 1), at a total cost of </text:span><text:span text:style-name="T11">[amount]</text:span><text:span text:style-name="T1"> USD. A bill of materials and cost breakdown can be found in Table 1.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Item</text:p>
          </table:table-cell>
          <table:table-cell table:style-name="Table1.A1" office:value-type="string">
            <text:p text:style-name="P8">Dimensions</text:p>
          </table:table-cell>
          <table:table-cell table:style-name="Table1.A1" office:value-type="string">
            <text:p text:style-name="P8">Cost</text:p>
          </table:table-cell>
        </table:table-row>
        <table:table-row table:style-name="Table1.1">
          <table:table-cell table:style-name="Table1.A1" office:value-type="string">
            <text:p text:style-name="P8">Stethoscope head</text:p>
          </table:table-cell>
          <table:table-cell table:style-name="Table1.A1" office:value-type="string">
            <text:p text:style-name="P8">44.30mm x 62.45mm x 17.80mm</text:p>
          </table:table-cell>
          <table:table-cell table:style-name="Table1.A1" office:value-type="string">
            <text:p text:style-name="P17">[ ]</text:p>
          </table:table-cell>
        </table:table-row>
        <table:table-row table:style-name="Table1.1">
          <table:table-cell table:style-name="Table1.A1" office:value-type="string">
            <text:p text:style-name="P8">Stethoscope Y piece</text:p>
          </table:table-cell>
          <table:table-cell table:style-name="Table1.A1" office:value-type="string">
            <text:p text:style-name="P8">70.89mm x 29.94mm x 9.00mm</text:p>
          </table:table-cell>
          <table:table-cell table:style-name="Table1.A1" office:value-type="string">
            <text:p text:style-name="P17">[ ]</text:p>
          </table:table-cell>
        </table:table-row>
        <table:table-row table:style-name="Table1.1">
          <table:table-cell table:style-name="Table1.A1" office:value-type="string">
            <text:p text:style-name="P8">Stethoscope ear tube</text:p>
          </table:table-cell>
          <table:table-cell table:style-name="Table1.A1" office:value-type="string">
            <text:p text:style-name="P8">170.79mm x 83.62mm x 5.80mm</text:p>
          </table:table-cell>
          <table:table-cell table:style-name="Table1.A1" office:value-type="string">
            <text:p text:style-name="P17">[ ]</text:p>
          </table:table-cell>
        </table:table-row>
        <table:table-row table:style-name="Table1.1">
          <table:table-cell table:style-name="Table1.A1" office:value-type="string">
            <text:p text:style-name="P8">Silicone tubing</text:p>
          </table:table-cell>
          <table:table-cell table:style-name="Table1.A1" office:value-type="string">
            <text:p text:style-name="P10"><text:span text:style-name="T11">[length]</text:span><text:span text:style-name="T1"> – 12mm OD, 8mm ID</text:span></text:p>
          </table:table-cell>
          <table:table-cell table:style-name="Table1.A1" office:value-type="string">
            <text:p text:style-name="P17">[ ]</text:p>
          </table:table-cell>
        </table:table-row>
        <table:table-row table:style-name="Table1.1">
          <table:table-cell table:style-name="Table1.A1" office:value-type="string">
            <text:p text:style-name="P8">PVC tubing</text:p>
          </table:table-cell>
          <table:table-cell table:style-name="Table1.A1" office:value-type="string">
            <text:p text:style-name="P10"><text:span text:style-name="T1">2x</text:span><text:span text:style-name="T11">[length]</text:span><text:span text:style-name="T1">cm UPVC – 6mm OD, 4mm ID</text:span></text:p>
          </table:table-cell>
          <table:table-cell table:style-name="Table1.A1" office:value-type="string">
            <text:p text:style-name="P17">[ ]</text:p>
          </table:table-cell>
        </table:table-row>
        <table:table-row table:style-name="Table1.1">
          <table:table-cell table:style-name="Table1.A1" office:value-type="string">
            <text:p text:style-name="P8">Diaphragm</text:p>
          </table:table-cell>
          <table:table-cell table:style-name="Table1.A1" office:value-type="string">
            <text:p text:style-name="P17">[Diameter]</text:p>
          </table:table-cell>
          <table:table-cell table:style-name="Table1.A1" office:value-type="string">
            <text:p text:style-name="P17">[ ]</text:p>
          </table:table-cell>
        </table:table-row>
        <table:table-row table:style-name="Table1.1">
          <table:table-cell table:style-name="Table1.A1" office:value-type="string">
            <text:p text:style-name="P8">Silicone ear plugs</text:p>
          </table:table-cell>
          <table:table-cell table:style-name="Table1.A1" office:value-type="string">
            <text:p text:style-name="P8">n/a</text:p>
          </table:table-cell>
          <table:table-cell table:style-name="Table1.A1" office:value-type="string">
            <text:p text:style-name="P17">[ ]</text:p>
          </table:table-cell>
        </table:table-row>
        <table:table-row table:style-name="Table1.1">
          <table:table-cell table:style-name="Table1.A9" office:value-type="string">
            <text:p text:style-name="P8">Total</text:p>
          </table:table-cell>
          <table:table-cell table:style-name="Table1.B9" office:value-type="string">
            <text:p text:style-name="P8"/>
          </table:table-cell>
          <table:table-cell table:style-name="Table1.A1" office:value-type="string">
            <text:p text:style-name="P8"/>
          </table:table-cell>
        </table:table-row>
      </table:table>
      <text:p text:style-name="P3">Table 1. Bill of materials for the Glia model stethoscope</text:p>
      <text:p text:style-name="P2">We compared three designs of the Glia stethoscope with varying channel sizes and infill percentages to the Littmann Cardiology III, as described in the methods. At all frequencies tested, the Glia model performed similarly to the Cardiology III (Figure 2A). The performance of the 100% infill, 6mm channel size Glia model 2 is highlighted in Figure 2B and is comparable to the Littmann, as demonstrated in the absolute difference curve.</text:p>
      <text:p text:style-name="P2"/>
      <text:p text:style-name="P3">Discussion</text:p>
      <text:p text:style-name="P2"><text:tab/>The stethoscope is one of the most widely used instruments in modern medicine, allowing clinicians to detect subtle changes in heart, lung and vascular sounds. Despite a lack of major innovation in design or fabrication since Dr. Littmann patented his stethoscope in 1963, <text:soft-page-break/>the acoustic stethoscope remains an expensive piece of equipment that creates a cost barrier for physicians practicing in developing nations. This study aims to create a high quality acoustic stethoscope at a cost under 5 USD. </text:p>
      <text:p text:style-name="P4"><text:span text:style-name="T1"><text:tab/>The quality and intensity of the sound reaching the earpiece from the diaphragm is dependent on nearly every piece of the stethoscope as well as the physiology of the user. These <text:s/>variables have been previously well summarized</text:span><field:fieldmark-start text:name="__Fieldmark__377_1943718987" field:type="ADDIN ZOTERO_ITEM CSL_CITATION {&quot;citationID&quot;:&quot;bs6njuj2o&quot;,&quot;properties&quot;:{&quot;formattedCitation&quot;:&quot;{\\rtf \\super 2\\nosupersub{}}&quot;,&quot;plainCitation&quot;:&quot;2&quot;},&quot;citationItems&quot;:[{&quot;id&quot;:808,&quot;uris&quot;:[&quot;http://zotero.org/users/3172790/items/GX6PSI5A&quot;],&quot;uri&quot;:[&quot;http://zotero.org/users/3172790/items/GX6PSI5A&quot;],&quot;itemData&quot;:{&quot;id&quot;:808,&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text:span text:style-name="T12">2</text:span><field:fieldmark-end/><text:span text:style-name="T1"> and include the size and volume of the bell</text:span><field:fieldmark-start text:name="__Fieldmark__384_1943718987" field:type="ADDIN ZOTERO_ITEM CSL_CITATION {&quot;citationID&quot;:&quot;19d8uq2eac&quot;,&quot;properties&quot;:{&quot;formattedCitation&quot;:&quot;{\\rtf \\super 6,11\\nosupersub{}}&quot;,&quot;plainCitation&quot;:&quot;6,11&quot;},&quot;citationItems&quot;:[{&quot;id&quot;:812,&quot;uris&quot;:[&quot;http://zotero.org/users/3172790/items/G76UHV9X&quot;],&quot;uri&quot;:[&quot;http://zotero.org/users/3172790/items/G76UHV9X&quot;],&quot;itemData&quot;:{&quot;id&quot;:812,&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828,&quot;uris&quot;:[&quot;http://zotero.org/users/3172790/items/NNVI86V9&quot;],&quot;uri&quot;:[&quot;http://zotero.org/users/3172790/items/NNVI86V9&quot;],&quot;itemData&quot;:{&quot;id&quot;:828,&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text:span text:style-name="T12">6,11</text:span><field:fieldmark-end/><text:span text:style-name="T1">; hardness of the inner cavity of the bell</text:span><field:fieldmark-start text:name="__Fieldmark__391_1943718987" field:type="ADDIN ZOTERO_ITEM CSL_CITATION {&quot;citationID&quot;:&quot;24aueu9in&quot;,&quot;properties&quot;:{&quot;formattedCitation&quot;:&quot;{\\rtf \\super 12\\nosupersub{}}&quot;,&quot;plainCitation&quot;:&quot;12&quot;},&quot;citationItems&quot;:[{&quot;id&quot;:830,&quot;uris&quot;:[&quot;http://zotero.org/users/3172790/items/KZ6A5UKJ&quot;],&quot;uri&quot;:[&quot;http://zotero.org/users/3172790/items/KZ6A5UKJ&quot;],&quot;itemData&quot;:{&quot;id&quot;:830,&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text:span text:style-name="T12">12</text:span><field:fieldmark-end/><text:span text:style-name="T1">; improperly fitted components allowing air leaks and loss of sound</text:span><field:fieldmark-start text:name="__Fieldmark__398_1943718987" field:type="ADDIN ZOTERO_ITEM CSL_CITATION {&quot;citationID&quot;:&quot;2dau15dujv&quot;,&quot;properties&quot;:{&quot;formattedCitation&quot;:&quot;{\\rtf \\super 11\\nosupersub{}}&quot;,&quot;plainCitation&quot;:&quot;11&quot;},&quot;citationItems&quot;:[{&quot;id&quot;:828,&quot;uris&quot;:[&quot;http://zotero.org/users/3172790/items/NNVI86V9&quot;],&quot;uri&quot;:[&quot;http://zotero.org/users/3172790/items/NNVI86V9&quot;],&quot;itemData&quot;:{&quot;id&quot;:828,&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text:span text:style-name="T12">11</text:span><field:fieldmark-end/><text:span text:style-name="T1">; the thickness, size and tautness of the diaphragm and the interior smoothness, rigidity, length and diameter of the tubing</text:span><field:fieldmark-start text:name="__Fieldmark__405_1943718987" field:type="ADDIN ZOTERO_ITEM CSL_CITATION {&quot;citationID&quot;:&quot;9ncrrmu01&quot;,&quot;properties&quot;:{&quot;formattedCitation&quot;:&quot;{\\rtf \\super 13,14\\nosupersub{}}&quot;,&quot;plainCitation&quot;:&quot;13,14&quot;},&quot;citationItems&quot;:[{&quot;id&quot;:832,&quot;uris&quot;:[&quot;http://zotero.org/users/3172790/items/E5TI8WBG&quot;],&quot;uri&quot;:[&quot;http://zotero.org/users/3172790/items/E5TI8WBG&quot;],&quot;itemData&quot;:{&quot;id&quot;:832,&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834,&quot;uris&quot;:[&quot;http://zotero.org/users/3172790/items/9QRTH5SV&quot;],&quot;uri&quot;:[&quot;http://zotero.org/users/3172790/items/9QRTH5SV&quot;],&quot;itemData&quot;:{&quot;id&quot;:834,&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text:span text:style-name="T12">13,14</text:span><field:fieldmark-end/><text:span text:style-name="T1">. Additional user related factors include improperly fitted ear pieces that allow air exchange</text:span><field:fieldmark-start text:name="__Fieldmark__412_1943718987" field:type="ADDIN ZOTERO_ITEM CSL_CITATION {&quot;citationID&quot;:&quot;11kj1q1bqn&quot;,&quot;properties&quot;:{&quot;formattedCitation&quot;:&quot;{\\rtf \\super 3,11,14,15\\nosupersub{}}&quot;,&quot;plainCitation&quot;:&quot;3,11,14,15&quot;},&quot;citationItems&quot;:[{&quot;id&quot;:828,&quot;uris&quot;:[&quot;http://zotero.org/users/3172790/items/NNVI86V9&quot;],&quot;uri&quot;:[&quot;http://zotero.org/users/3172790/items/NNVI86V9&quot;],&quot;itemData&quot;:{&quot;id&quot;:828,&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809,&quot;uris&quot;:[&quot;http://zotero.org/users/3172790/items/3FVDZUI8&quot;],&quot;uri&quot;:[&quot;http://zotero.org/users/3172790/items/3FVDZUI8&quot;],&quot;itemData&quot;:{&quot;id&quot;:809,&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834,&quot;uris&quot;:[&quot;http://zotero.org/users/3172790/items/9QRTH5SV&quot;],&quot;uri&quot;:[&quot;http://zotero.org/users/3172790/items/9QRTH5SV&quot;],&quot;itemData&quot;:{&quot;id&quot;:834,&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id&quot;:837,&quot;uris&quot;:[&quot;http://zotero.org/users/3172790/items/S3IT3BQR&quot;],&quot;uri&quot;:[&quot;http://zotero.org/users/3172790/items/S3IT3BQR&quot;],&quot;itemData&quot;:{&quot;id&quot;:837,&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text:span text:style-name="T12">3,11,14,15</text:span><field:fieldmark-end/><text:span text:style-name="T1">; anatomical variations of the auditory canal of the user</text:span><field:fieldmark-start text:name="__Fieldmark__422_1943718987" field:type="ADDIN ZOTERO_ITEM CSL_CITATION {&quot;citationID&quot;:&quot;1o9apf1odf&quot;,&quot;properties&quot;:{&quot;formattedCitation&quot;:&quot;{\\rtf \\super 15\\nosupersub{}}&quot;,&quot;plainCitation&quot;:&quot;15&quot;},&quot;citationItems&quot;:[{&quot;id&quot;:837,&quot;uris&quot;:[&quot;http://zotero.org/users/3172790/items/S3IT3BQR&quot;],&quot;uri&quot;:[&quot;http://zotero.org/users/3172790/items/S3IT3BQR&quot;],&quot;itemData&quot;:{&quot;id&quot;:837,&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text:span text:style-name="T12">15</text:span><field:fieldmark-end/><text:span text:style-name="T1">; background noise</text:span><field:fieldmark-start text:name="__Fieldmark__429_1943718987" field:type="ADDIN ZOTERO_ITEM CSL_CITATION {&quot;citationID&quot;:&quot;1d9f53j5qi&quot;,&quot;properties&quot;:{&quot;formattedCitation&quot;:&quot;{\\rtf \\super 16\\nosupersub{}}&quot;,&quot;plainCitation&quot;:&quot;16&quot;},&quot;citationItems&quot;:[{&quot;id&quot;:839,&quot;uris&quot;:[&quot;http://zotero.org/users/3172790/items/WCDFU6AB&quot;],&quot;uri&quot;:[&quot;http://zotero.org/users/3172790/items/WCDFU6AB&quot;],&quot;itemData&quot;:{&quot;id&quot;:839,&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text:span text:style-name="T12">16</text:span><field:fieldmark-end/><text:span text:style-name="T1"> and training</text:span><field:fieldmark-start text:name="__Fieldmark__436_1943718987" field:type="ADDIN ZOTERO_ITEM CSL_CITATION {&quot;citationID&quot;:&quot;13l6489dgi&quot;,&quot;properties&quot;:{&quot;formattedCitation&quot;:&quot;{\\rtf \\super 17\\nosupersub{}}&quot;,&quot;plainCitation&quot;:&quot;17&quot;},&quot;citationItems&quot;:[{&quot;id&quot;:841,&quot;uris&quot;:[&quot;http://zotero.org/users/3172790/items/4HH5NI3N&quot;],&quot;uri&quot;:[&quot;http://zotero.org/users/3172790/items/4HH5NI3N&quot;],&quot;itemData&quot;:{&quot;id&quot;:841,&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text:span text:style-name="T12">17</text:span><field:fieldmark-end/><text:span text:style-name="T1">. Many of these variables needed to be considered when designing the Glia model stethoscope, particularly physical properties such as channel diameter through the 3D printed parts and infill percentage, which ultimately determines the density and hardness of the parts. </text:span><text:span text:style-name="T11">[Areas of design struggle?]</text:span></text:p>
      <text:p text:style-name="P4"><text:span text:style-name="T1">As previously mentioned, no standard method of determining the acoustic response of stethoscope models currently exists. Previous studies have attempted to objectively quantify stethoscope efficacy</text:span><field:fieldmark-start text:name="__Fieldmark__449_1943718987" field:type="ADDIN ZOTERO_ITEM CSL_CITATION {&quot;citationID&quot;:&quot;Hc9Ips9E&quot;,&quot;properties&quot;:{&quot;formattedCitation&quot;:&quot;{\\rtf \\super 6,7,9,10\\nosupersub{}}&quot;,&quot;plainCitation&quot;:&quot;6,7,9,10&quot;},&quot;citationItems&quot;:[{&quot;id&quot;:812,&quot;uris&quot;:[&quot;http://zotero.org/users/3172790/items/G76UHV9X&quot;],&quot;uri&quot;:[&quot;http://zotero.org/users/3172790/items/G76UHV9X&quot;],&quot;itemData&quot;:{&quot;id&quot;:812,&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813,&quot;uris&quot;:[&quot;http://zotero.org/users/3172790/items/P9GUPN85&quot;],&quot;uri&quot;:[&quot;http://zotero.org/users/3172790/items/P9GUPN85&quot;],&quot;itemData&quot;:{&quot;id&quot;:813,&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15,&quot;uris&quot;:[&quot;http://zotero.org/users/3172790/items/VUDEB6VX&quot;],&quot;uri&quot;:[&quot;http://zotero.org/users/3172790/items/VUDEB6VX&quot;],&quot;itemData&quot;:{&quot;id&quot;:815,&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816,&quot;uris&quot;:[&quot;http://zotero.org/users/3172790/items/P58E74SX&quot;],&quot;uri&quot;:[&quot;http://zotero.org/users/3172790/items/P58E74SX&quot;],&quot;itemData&quot;:{&quot;id&quot;:816,&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text:span text:style-name="T12">6,7,9,10</text:span><field:fieldmark-end/><text:span text:style-name="T1"> and previous comparisons between brands indicate that no significant correlation between cost and quality exist</text:span><field:fieldmark-start text:name="__Fieldmark__456_1943718987" field:type="ADDIN ZOTERO_ITEM CSL_CITATION {&quot;citationID&quot;:&quot;24d58ofsnd&quot;,&quot;properties&quot;:{&quot;formattedCitation&quot;:&quot;{\\rtf \\super 2,3\\nosupersub{}}&quot;,&quot;plainCitation&quot;:&quot;2,3&quot;},&quot;citationItems&quot;:[{&quot;id&quot;:808,&quot;uris&quot;:[&quot;http://zotero.org/users/3172790/items/GX6PSI5A&quot;],&quot;uri&quot;:[&quot;http://zotero.org/users/3172790/items/GX6PSI5A&quot;],&quot;itemData&quot;:{&quot;id&quot;:808,&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809,&quot;uris&quot;:[&quot;http://zotero.org/users/3172790/items/3FVDZUI8&quot;],&quot;uri&quot;:[&quot;http://zotero.org/users/3172790/items/3FVDZUI8&quot;],&quot;itemData&quot;:{&quot;id&quot;:809,&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text:span text:style-name="T12">2,3</text:span><field:fieldmark-end/><text:span text:style-name="T1">. However, there may be some subjective decrease in efficacy when using low-quality disposable stethoscopes</text:span><field:fieldmark-start text:name="__Fieldmark__463_1943718987" field:type="ADDIN ZOTERO_ITEM CSL_CITATION {&quot;citationID&quot;:&quot;nof00tac7&quot;,&quot;properties&quot;:{&quot;formattedCitation&quot;:&quot;{\\rtf \\super 17\\nosupersub{}}&quot;,&quot;plainCitation&quot;:&quot;17&quot;},&quot;citationItems&quot;:[{&quot;id&quot;:841,&quot;uris&quot;:[&quot;http://zotero.org/users/3172790/items/4HH5NI3N&quot;],&quot;uri&quot;:[&quot;http://zotero.org/users/3172790/items/4HH5NI3N&quot;],&quot;itemData&quot;:{&quot;id&quot;:841,&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text:span text:style-name="T12">17</text:span><field:fieldmark-end/><text:span text:style-name="T1">. Using a phantom-based method, we show here that the Glia model stethoscope, at a cost of </text:span><text:span text:style-name="T11">[ ] USD</text:span><text:span text:style-name="T1">, is comparable to the Littmann Cardiology I</text:span><text:span text:style-name="T10">I</text:span><text:span text:style-name="T1">I across a range of spectral frequencies from 86 Hz to 5000 Hz, making it a low-cost, suitable alternative to those who cannot access or afford a high cost model. Ultimately, </text:span><text:soft-page-break/><text:span text:style-name="T1">however, the usefulness of any stethoscope is dependent on user preference and so we encourage those with access to a 3D printer to build and test our model independently.</text:span></text:p>
      <text:p text:style-name="P21"><text:span text:style-name="T21">T</text:span>he Glia model stethoscope <text:span text:style-name="T21">is a class I medical device according to Health Canada and the FDA. In Canada, a non-profit company was incorporated to manufacture stethoscopes and </text:span>has received a Medical Device Establishment Licence from Health Canada. <text:span text:style-name="T22">The stethoscope is in clinical use in London, Canada at the London Health Sciences Centre. It has also been trialed and is gradually being introduced in </text:span>the Gaza strip, an area with extremely limited access to medical devices. <text:span text:style-name="T22">Hospitals in Gaza are self-sufficient</text:span> producers of <text:span text:style-name="T22">these</text:span> stethoscopes.</text:p>
      <text:p text:style-name="P21">Future plans include expanding access by providing validated models of other pieces of medical equipment, including pulse oximeters and ECG machines, allowing health institutions to sustainably produce affordable, high quality equipment for many clinicians.</text:p>
      <text:p text:style-name="P24"><text:span text:style-name="T23">Citations</text:span></text:p>
      <text:p text:style-name="Bibliography"><field:fieldmark-start text:name="__Fieldmark__493_1943718987" field:type="ADDIN ZOTERO_BIBL {&quot;custom&quot;:[]} CSL_BIBLIOGRAPHY"/><text:span text:style-name="T16">1.<text:tab/>Johnston, F. D. &amp; Kline, E. M. An acoustical study of the stethoscope. </text:span><text:span text:style-name="T17">Arch Intern Med</text:span><text:span text:style-name="T16"> 328–339 (1940).</text:span><field:fieldmark-end/></text:p>
      <text:p text:style-name="Bibliography"><text:span text:style-name="T16">2.<text:tab/>Abella, M., Formolo, J. &amp; Penney, D. Comparison of the acoustic properties of six popular stethoscopes. </text:span><text:span text:style-name="T17">J Acoust Soc AM</text:span><text:span text:style-name="T16"> 2224–2228 (1992).</text:span></text:p>
      <text:p text:style-name="Bibliography"><text:span text:style-name="T16">3.<text:tab/>Kindig, J., Beeson, T., Campbell, R., Andries, F. &amp; Tavel, M. Acoustical performance of the stethoscope: a comparative analysis. </text:span><text:span text:style-name="T17">Am Heart J</text:span><text:span text:style-name="T16"> </text:span><text:span text:style-name="T18">104,</text:span><text:span text:style-name="T16"> 269–275 (1982).</text:span></text:p>
      <text:p text:style-name="Bibliography"><text:span text:style-name="T16">4.<text:tab/>Ertel, P., Lawrence, M., Brown, R. &amp; Stern AM. Stethoscope acoustics. I. The doctor and his stethoscope. </text:span><text:span text:style-name="T17">Circulation</text:span><text:span text:style-name="T16"> </text:span><text:span text:style-name="T18">34,</text:span><text:span text:style-name="T16"> 889–898 (1966).</text:span></text:p>
      <text:p text:style-name="Bibliography"><text:span text:style-name="T16">5.<text:tab/>Ertel, P., Lawrence, M., Brown, R. &amp; Stern AM. Stethoscope acoustics. II. Transmission and filtration patterns. </text:span><text:span text:style-name="T17">Circulation</text:span><text:span text:style-name="T16"> </text:span><text:span text:style-name="T18">34,</text:span><text:span text:style-name="T16"> 899–909 (1966).</text:span></text:p>
      <text:p text:style-name="Bibliography"><text:span text:style-name="T16">6.<text:tab/>Ertel, P., Lawrence, M. &amp; Song, W. How to test stethoscopes. </text:span><text:span text:style-name="T17">Med Res Eng</text:span><text:span text:style-name="T16"> </text:span><text:span text:style-name="T18">8,</text:span><text:span text:style-name="T16"> 7–17 (1969).</text:span></text:p>
      <text:p text:style-name="Bibliography"><text:span text:style-name="T16">7.<text:tab/>Watrous, R., Grove, D. &amp; Bowen, D. Methods and results in characterizing electronic stethoscopes. </text:span><text:span text:style-name="T17">Comput. Cardiol.</text:span><text:span text:style-name="T16"> 653–656 (2002).</text:span></text:p>
      <text:p text:style-name="Bibliography"><text:span text:style-name="T16">8.<text:tab/>Gavish, B. &amp; Heller, O. A practical method for evaluating stethoscopes. </text:span><text:span text:style-name="T17">Biomed Instrum Technol</text:span><text:span text:style-name="T16"> </text:span><text:span text:style-name="T18">26,</text:span><text:span text:style-name="T16"> 97–102 (1992).</text:span></text:p>
      <text:p text:style-name="Bibliography"><text:span text:style-name="T16">9.<text:tab/>Royston, T., Zhang, X., Mansy, H. &amp; Sandler, R. Modeling sound transmission through the pulmonary system and chest with application to diagnosis of a collapsed lung. </text:span><text:span text:style-name="T17">J Acoust Soc Am</text:span><text:span text:style-name="T16"> </text:span><text:span text:style-name="T18">111,</text:span><text:span text:style-name="T16"> 1931–1946</text:span></text:p>
      <text:p text:style-name="Bibliography"><text:span text:style-name="T16">10.<text:tab/>Padmanabhan, V., Semmlow, J. &amp; Welkowitz, W. Accelerometer type cardiac transducer for detection of low-level heart sounds. </text:span><text:span text:style-name="T17">IEEE Trans Biomed Eng</text:span><text:span text:style-name="T16"> </text:span><text:span text:style-name="T18">40,</text:span><text:span text:style-name="T16"> 21–28 (1993).</text:span></text:p>
      <text:p text:style-name="Bibliography"><text:span text:style-name="T16">11.<text:tab/>Ertel, P., Lawrence, M. &amp; Song, W. Stethoscope acoustics and the engineer: Concepts and problems. </text:span><text:span text:style-name="T17">J Audio Eng Soc</text:span><text:span text:style-name="T16"> </text:span><text:span text:style-name="T18">19,</text:span><text:span text:style-name="T16"> 182–186 (1971).</text:span></text:p>
      <text:p text:style-name="Bibliography"><text:span text:style-name="T16">12.<text:tab/>Rappaport, M. B. &amp; Sprague, H. B. Physiologic and physical laws that govern ausculation, and their clinical application: The acoustic stethoscope and the electrical amplifying stethoscope and stethograph. </text:span><text:span text:style-name="T17">Am Heart J</text:span><text:span text:style-name="T16"> </text:span><text:span text:style-name="T18">21,</text:span><text:span text:style-name="T16"> 257–318 (1941).</text:span></text:p>
      <text:p text:style-name="Bibliography"><text:soft-page-break/><text:span text:style-name="T16">13.<text:tab/>Rappaport, M. B. &amp; Sprague, H. B. The effects of tubing bore on stethoscope efficiency. </text:span><text:span text:style-name="T17">Am Heart J</text:span><text:span text:style-name="T16"> 605–609 (1951).</text:span></text:p>
      <text:p text:style-name="Bibliography"><text:span text:style-name="T16">14.<text:tab/>Rappaport, M. B. &amp; Sprague, H. B. The effects of improper fitting of stethoscope to ears on auscultatory efficiency. </text:span><text:span text:style-name="T17">Am Heart J</text:span><text:span text:style-name="T16"> </text:span><text:span text:style-name="T18">43,</text:span><text:span text:style-name="T16"> 713–715 (1952).</text:span></text:p>
      <text:p text:style-name="Bibliography"><text:span text:style-name="T16">15.<text:tab/>Groom, D. &amp; Chapman, W. Anatomic variations of the auditory canal pertaining to the fit of stethoscope earpieces. </text:span><text:span text:style-name="T17">Circulation</text:span><text:span text:style-name="T16"> </text:span><text:span text:style-name="T18">19,</text:span><text:span text:style-name="T16"> 606–608 (1959).</text:span></text:p>
      <text:p text:style-name="Bibliography"><text:span text:style-name="T16">16.<text:tab/>Groom, D. The effect of background noise on cardiac auscultation. </text:span><text:span text:style-name="T17">Am Heart J</text:span><text:span text:style-name="T16"> </text:span><text:span text:style-name="T18">52,</text:span><text:span text:style-name="T16"> 781–790 (1956).</text:span></text:p>
      <text:p text:style-name="Bibliography"><text:span text:style-name="T16">17.<text:tab/>Mehmood, M., Abu Grara, H. L., Stewart, J. S. &amp; Khasawneh, F. A. Comparing the auscultatory accuracy of health care professionals using three different brands of stethoscopes on a simulator. </text:span><text:span text:style-name="T17">Med. Devices Evid. Res.</text:span><text:span text:style-name="T16"> </text:span><text:span text:style-name="T18">7,</text:span><text:span text:style-name="T16"> 273–281 (2014).</text:span></text:p>
      <text:p text:style-name="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 style:family="paragraph" style:parent-style-name="Standard" style:next-style-name="Standard" style:default-outline-level="">
      <style:paragraph-properties fo:margin-left="0.466cm" fo:margin-right="0cm" fo:margin-top="0cm" fo:margin-bottom="0cm" loext:contextual-spacing="false" fo:line-height="200%" fo:text-indent="-0.466cm" style:auto-text-indent="false">
        <style:tab-stops>
          <style:tab-stop style:position="0.466cm"/>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Heading" style:class="text"/>
    <style:style style:name="Title" style:family="paragraph" style:parent-style-name="Heading" style:class="chapter"/>
    <style:style style:name="Table_20_Contents" style:display-name="Table Contents" style:family="paragraph" style:parent-style-name="Standard" style:class="extra"/>
    <style:style style:name="Heading_20_2" style:display-name="Heading 2"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dc:creator>Tarek Loubani</dc:creator>
    <meta:editing-cycles>132</meta:editing-cycles>
    <meta:creation-date>2016-06-14T14:07:00</meta:creation-date>
    <dc:date>2016-07-06T05:34:57.471842873</dc:date>
    <meta:editing-duration>PT18H24M49S</meta:editing-duration>
    <meta:generator>LibreOffice/5.1.4.2$Linux_X86_64 LibreOffice_project/10m0$Build-2</meta:generator>
    <meta:document-statistic meta:table-count="1" meta:image-count="0" meta:object-count="0" meta:page-count="10" meta:paragraph-count="75" meta:word-count="2191" meta:character-count="13510" meta:non-whitespace-character-count="114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10"&gt;&lt;session id="8QwBLQiw"/&gt;&lt;style id="http://www.zotero.org/styles/nature" hasBibliography="1" bibliographyStyleHasBeenSet="1"/&gt;&lt;prefs&gt;&lt;pref name="fieldType" value="Field"/&gt;&lt;pref name="storeReferences" value=</meta:user-defined>
    <meta:user-defined meta:name="ZOTERO_PREF_2" meta:value-type="string">"true"/&gt;&lt;pref name="automaticJournalAbbreviations" value="true"/&gt;&lt;pref name="noteType" value=""/&gt;&lt;/prefs&gt;&lt;/data&gt;</meta:user-defined>
    <meta:template xlink:type="simple" xlink:actuate="onRequest" xlink:title="Normal.dotm" xlink:href=""/>
  </office:meta>
</office:document-meta>
</file>